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st order</text:p>
          </table:table-cell>
          <table:table-cell office:value-type="string" calcext:value-type="string">
            <text:p>2nd order</text:p>
          </table:table-cell>
          <table:table-cell office:value-type="string" calcext:value-type="string">
            <text:p>1st order</text:p>
          </table:table-cell>
          <table:table-cell office:value-type="string" calcext:value-type="string">
            <text:p>2nd ord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1" calcext:value-type="float">
            <text:p>61</text:p>
          </table:table-cell>
          <table:table-cell office:value-type="float" office:value="381" calcext:value-type="float">
            <text:p>3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165" calcext:value-type="float">
            <text:p>165</text:p>
          </table:table-cell>
          <table:table-cell office:value-type="float" office:value="643" calcext:value-type="float">
            <text:p>6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592" calcext:value-type="float">
            <text:p>15592</text:p>
          </table:table-cell>
          <table:table-cell office:value-type="float" office:value="406" calcext:value-type="float">
            <text:p>406</text:p>
          </table:table-cell>
          <table:table-cell office:value-type="float" office:value="926" calcext:value-type="float">
            <text:p>9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3202" calcext:value-type="float">
            <text:p>33202</text:p>
          </table:table-cell>
          <table:table-cell office:value-type="float" office:value="901" calcext:value-type="float">
            <text:p>901</text:p>
          </table:table-cell>
          <table:table-cell office:value-type="float" office:value="1250" calcext:value-type="float">
            <text:p>125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4877" calcext:value-type="float">
            <text:p>64877</text:p>
          </table:table-cell>
          <table:table-cell office:value-type="float" office:value="1781" calcext:value-type="float">
            <text:p>1781</text:p>
          </table:table-cell>
          <table:table-cell office:value-type="float" office:value="1383" calcext:value-type="float">
            <text:p>138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15391" calcext:value-type="float">
            <text:p>115391</text:p>
          </table:table-cell>
          <table:table-cell office:value-type="float" office:value="3663" calcext:value-type="float">
            <text:p>3663</text:p>
          </table:table-cell>
          <table:table-cell office:value-type="float" office:value="1445" calcext:value-type="float">
            <text:p>144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89820" calcext:value-type="float">
            <text:p>189820</text:p>
          </table:table-cell>
          <table:table-cell office:value-type="float" office:value="6962" calcext:value-type="float">
            <text:p>6962</text:p>
          </table:table-cell>
          <table:table-cell office:value-type="float" office:value="1342" calcext:value-type="float">
            <text:p>134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87566" calcext:value-type="float">
            <text:p>287566</text:p>
          </table:table-cell>
          <table:table-cell office:value-type="float" office:value="11619" calcext:value-type="float">
            <text:p>11619</text:p>
          </table:table-cell>
          <table:table-cell office:value-type="float" office:value="1097" calcext:value-type="float">
            <text:p>109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03516" calcext:value-type="float">
            <text:p>403516</text:p>
          </table:table-cell>
          <table:table-cell office:value-type="float" office:value="19582" calcext:value-type="float">
            <text:p>19582</text:p>
          </table:table-cell>
          <table:table-cell office:value-type="float" office:value="784" calcext:value-type="float">
            <text:p>78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525537" calcext:value-type="float">
            <text:p>525537</text:p>
          </table:table-cell>
          <table:table-cell office:value-type="float" office:value="30936" calcext:value-type="float">
            <text:p>30936</text:p>
          </table:table-cell>
          <table:table-cell office:value-type="float" office:value="548" calcext:value-type="float">
            <text:p>548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634722" calcext:value-type="float">
            <text:p>634722</text:p>
          </table:table-cell>
          <table:table-cell office:value-type="float" office:value="45676" calcext:value-type="float">
            <text:p>45676</text:p>
          </table:table-cell>
          <table:table-cell office:value-type="float" office:value="365" calcext:value-type="float">
            <text:p>36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708382" calcext:value-type="float">
            <text:p>708382</text:p>
          </table:table-cell>
          <table:table-cell office:value-type="float" office:value="65825" calcext:value-type="float">
            <text:p>65825</text:p>
          </table:table-cell>
          <table:table-cell office:value-type="float" office:value="207" calcext:value-type="float">
            <text:p>20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734857" calcext:value-type="float">
            <text:p>734857</text:p>
          </table:table-cell>
          <table:table-cell office:value-type="float" office:value="91904" calcext:value-type="float">
            <text:p>91904</text:p>
          </table:table-cell>
          <table:table-cell office:value-type="float" office:value="161" calcext:value-type="float">
            <text:p>16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708397" calcext:value-type="float">
            <text:p>708397</text:p>
          </table:table-cell>
          <table:table-cell office:value-type="float" office:value="123343" calcext:value-type="float">
            <text:p>123343</text:p>
          </table:table-cell>
          <table:table-cell office:value-type="float" office:value="213" calcext:value-type="float">
            <text:p>21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32756" calcext:value-type="float">
            <text:p>632756</text:p>
          </table:table-cell>
          <table:table-cell office:value-type="float" office:value="159225" calcext:value-type="float">
            <text:p>159225</text:p>
          </table:table-cell>
          <table:table-cell office:value-type="float" office:value="350" calcext:value-type="float">
            <text:p>35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26081" calcext:value-type="float">
            <text:p>526081</text:p>
          </table:table-cell>
          <table:table-cell office:value-type="float" office:value="198439" calcext:value-type="float">
            <text:p>198439</text:p>
          </table:table-cell>
          <table:table-cell office:value-type="float" office:value="583" calcext:value-type="float">
            <text:p>58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2942" calcext:value-type="float">
            <text:p>402942</text:p>
          </table:table-cell>
          <table:table-cell office:value-type="float" office:value="240545" calcext:value-type="float">
            <text:p>240545</text:p>
          </table:table-cell>
          <table:table-cell office:value-type="float" office:value="799" calcext:value-type="float">
            <text:p>79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6576" calcext:value-type="float">
            <text:p>286576</text:p>
          </table:table-cell>
          <table:table-cell office:value-type="float" office:value="283636" calcext:value-type="float">
            <text:p>283636</text:p>
          </table:table-cell>
          <table:table-cell office:value-type="float" office:value="1094" calcext:value-type="float">
            <text:p>10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89050" calcext:value-type="float">
            <text:p>189050</text:p>
          </table:table-cell>
          <table:table-cell office:value-type="float" office:value="323291" calcext:value-type="float">
            <text:p>323291</text:p>
          </table:table-cell>
          <table:table-cell office:value-type="float" office:value="1336" calcext:value-type="float">
            <text:p>13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4821" calcext:value-type="float">
            <text:p>114821</text:p>
          </table:table-cell>
          <table:table-cell office:value-type="float" office:value="358394" calcext:value-type="float">
            <text:p>358394</text:p>
          </table:table-cell>
          <table:table-cell office:value-type="float" office:value="1539" calcext:value-type="float">
            <text:p>15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648" calcext:value-type="float">
            <text:p>64648</text:p>
          </table:table-cell>
          <table:table-cell office:value-type="float" office:value="387616" calcext:value-type="float">
            <text:p>387616</text:p>
          </table:table-cell>
          <table:table-cell office:value-type="float" office:value="1402" calcext:value-type="float">
            <text:p>14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194" calcext:value-type="float">
            <text:p>33194</text:p>
          </table:table-cell>
          <table:table-cell office:value-type="float" office:value="406770" calcext:value-type="float">
            <text:p>406770</text:p>
          </table:table-cell>
          <table:table-cell office:value-type="float" office:value="1349" calcext:value-type="float">
            <text:p>13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float" office:value="417618" calcext:value-type="float">
            <text:p>417618</text:p>
          </table:table-cell>
          <table:table-cell office:value-type="float" office:value="930" calcext:value-type="float">
            <text:p>9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417937" calcext:value-type="float">
            <text:p>417937</text:p>
          </table:table-cell>
          <table:table-cell office:value-type="float" office:value="619" calcext:value-type="float">
            <text:p>6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408183" calcext:value-type="float">
            <text:p>408183</text:p>
          </table:table-cell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87706" calcext:value-type="float">
            <text:p>387706</text:p>
          </table:table-cell>
          <table:table-cell office:value-type="float" office:value="194" calcext:value-type="float">
            <text:p>1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63712" calcext:value-type="float">
            <text:p>363712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0978" calcext:value-type="float">
            <text:p>330978</text:p>
          </table:table-cell>
          <table:table-cell office:value-type="float" office:value="39" calcext:value-type="float">
            <text:p>3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5091" calcext:value-type="float">
            <text:p>295091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776" calcext:value-type="float">
            <text:p>257776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345" calcext:value-type="float">
            <text:p>221345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75" calcext:value-type="float">
            <text:p>186375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095" calcext:value-type="float">
            <text:p>153095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762" calcext:value-type="float">
            <text:p>123762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983" calcext:value-type="float">
            <text:p>9798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393" calcext:value-type="float">
            <text:p>76393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333" calcext:value-type="float">
            <text:p>58333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994" calcext:value-type="float">
            <text:p>43994</text:p>
          </table:table-cell>
          <table:table-cell office:value-type="float" office:value="376" calcext:value-type="float">
            <text:p>37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float" office:value="32268" calcext:value-type="float">
            <text:p>32268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float" office:value="23468" calcext:value-type="float">
            <text:p>23468</text:p>
          </table:table-cell>
          <table:table-cell/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16417" calcext:value-type="float">
            <text:p>16417</text:p>
          </table:table-cell>
          <table:table-cell/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11849" calcext:value-type="float">
            <text:p>11849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float" office:value="8081" calcext:value-type="float">
            <text:p>8081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5339" calcext:value-type="float">
            <text:p>5339</text:p>
          </table:table-cell>
          <table:table-cell/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float" office:value="3542" calcext:value-type="float">
            <text:p>3542</text:p>
          </table:table-cell>
          <table:table-cell/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1619" calcext:value-type="float">
            <text:p>1161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9582" calcext:value-type="float">
            <text:p>19582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30936" calcext:value-type="float">
            <text:p>3093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45676" calcext:value-type="float">
            <text:p>4567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65825" calcext:value-type="float">
            <text:p>6582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1904" calcext:value-type="float">
            <text:p>919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23343" calcext:value-type="float">
            <text:p>12334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59225" calcext:value-type="float">
            <text:p>15922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98439" calcext:value-type="float">
            <text:p>19843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40545" calcext:value-type="float">
            <text:p>24054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3636" calcext:value-type="float">
            <text:p>28363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23291" calcext:value-type="float">
            <text:p>32329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58394" calcext:value-type="float">
            <text:p>3583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7616" calcext:value-type="float">
            <text:p>3876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6770" calcext:value-type="float">
            <text:p>4067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7618" calcext:value-type="float">
            <text:p>417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7937" calcext:value-type="float">
            <text:p>4179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8183" calcext:value-type="float">
            <text:p>40818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7706" calcext:value-type="float">
            <text:p>3877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63712" calcext:value-type="float">
            <text:p>36371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30978" calcext:value-type="float">
            <text:p>33097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95091" calcext:value-type="float">
            <text:p>29509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57776" calcext:value-type="float">
            <text:p>25777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1345" calcext:value-type="float">
            <text:p>22134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86375" calcext:value-type="float">
            <text:p>18637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53095" calcext:value-type="float">
            <text:p>15309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23762" calcext:value-type="float">
            <text:p>12376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97983" calcext:value-type="float">
            <text:p>9798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76393" calcext:value-type="float">
            <text:p>7639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58333" calcext:value-type="float">
            <text:p>5833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43994" calcext:value-type="float">
            <text:p>4399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2268" calcext:value-type="float">
            <text:p>32268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3468" calcext:value-type="float">
            <text:p>2346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6417" calcext:value-type="float">
            <text:p>1641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1849" calcext:value-type="float">
            <text:p>1184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22:35:41.557685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0:10:23.534820502</meta:creation-date>
    <dc:date>2017-11-05T22:42:21.877778581</dc:date>
    <meta:editing-duration>PT10M52S</meta:editing-duration>
    <meta:editing-cycles>4</meta:editing-cycles>
    <meta:generator>LibreOffice/5.1.6.2$Linux_X86_64 LibreOffice_project/10m0$Build-2</meta:generator>
    <meta:document-statistic meta:table-count="2" meta:cell-count="510" meta:object-count="0"/>
  </office:meta>
</office:document-meta>
</file>